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1125in" style:use-optimal-column-width="false"/>
    </style:style>
    <style:style style:name="TableColumn5" style:family="table-column">
      <style:table-column-properties style:column-width="1.075in" style:use-optimal-column-width="false"/>
    </style:style>
    <style:style style:name="TableColumn6" style:family="table-column">
      <style:table-column-properties style:column-width="1.075in" style:use-optimal-column-width="false"/>
    </style:style>
    <style:style style:name="TableColumn7" style:family="table-column">
      <style:table-column-properties style:column-width="1.0715in" style:use-optimal-column-width="false"/>
    </style:style>
    <style:style style:name="TableColumn8" style:family="table-column">
      <style:table-column-properties style:column-width="1.0819in" style:use-optimal-column-width="false"/>
    </style:style>
    <style:style style:name="TableColumn9" style:family="table-column">
      <style:table-column-properties style:column-width="1.077in" style:use-optimal-column-width="false"/>
    </style:style>
    <style:style style:name="Table3" style:family="table">
      <style:table-properties style:width="6.493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P49" style:parent-style-name="Standard" style:family="paragraph">
      <style:text-properties fo:font-size="9pt" style:font-size-asian="9pt" style:font-size-complex="9pt"/>
    </style:style>
    <style:style style:name="P50" style:parent-style-name="Standard" style:family="paragraph">
      <style:text-properties fo:font-size="9pt" style:font-size-asian="9pt" style:font-size-complex="9pt"/>
    </style:style>
    <style:style style:name="P51" style:parent-style-name="Standard" style:family="paragraph">
      <style:text-properties fo:font-size="9pt" style:font-size-asian="9pt" style:font-size-complex="9pt"/>
    </style:style>
    <style:style style:name="TableColumn53" style:family="table-column">
      <style:table-column-properties style:column-width="0.659in" style:use-optimal-column-width="false"/>
    </style:style>
    <style:style style:name="TableColumn54" style:family="table-column">
      <style:table-column-properties style:column-width="1.2715in" style:use-optimal-column-width="false"/>
    </style:style>
    <style:style style:name="TableColumn55" style:family="table-column">
      <style:table-column-properties style:column-width="2.1875in" style:use-optimal-column-width="false"/>
    </style:style>
    <style:style style:name="TableColumn56" style:family="table-column">
      <style:table-column-properties style:column-width="2.3722in" style:use-optimal-column-width="false"/>
    </style:style>
    <style:style style:name="Table52" style:family="table">
      <style:table-properties style:width="6.4902in" fo:margin-left="0.0034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8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ListParagraph" style:list-style-name="WWNum3" style:family="paragraph">
      <style:paragraph-properties fo:line-height="115%"/>
      <style:text-properties fo:font-size="7pt" style:font-size-asian="7pt" style:font-size-complex="7pt"/>
    </style:style>
    <style:style style:name="P8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8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8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89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0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2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4" style:parent-style-name="ListParagraph" style:list-style-name="WWNum1" style:family="paragraph">
      <style:paragraph-properties fo:widows="0" fo:orphans="0" fo:line-height="115%"/>
    </style:style>
    <style:style style:name="T165" style:parent-style-name="DefaultParagraphFont" style:family="text">
      <style:text-properties fo:font-size="7pt" style:font-size-asian="7pt" style:font-size-complex="7pt"/>
    </style:style>
    <style:style style:name="P166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9" style:parent-style-name="ListParagraph" style:list-style-name="LFO9" style:family="paragraph">
      <style:paragraph-properties fo:widows="0" fo:orphans="0" fo:line-height="115%" fo:margin-left="0.25in" fo:text-indent="-0.25in">
        <style:tab-stops>
          <style:tab-stop style:type="left" style:position="0in"/>
        </style:tab-stops>
      </style:paragraph-properties>
      <style:text-properties fo:font-size="7pt" style:font-size-asian="7pt" style:font-size-complex="7pt"/>
    </style:style>
    <style:style style:name="P18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ListParagraph" style:list-style-name="WWNum3" style:family="paragraph">
      <style:paragraph-properties fo:widows="0" fo:orphans="0" fo:line-height="115%"/>
      <style:text-properties fo:font-size="7pt" style:font-size-asian="7pt" style:font-size-complex="7pt"/>
    </style:style>
    <style:style style:name="P208" style:parent-style-name="ListParagraph" style:list-style-name="WWNum3" style:family="paragraph">
      <style:paragraph-properties fo:widows="0" fo:orphans="0" fo:line-height="115%"/>
      <style:text-properties fo:font-size="7pt" style:font-size-asian="7pt" style:font-size-complex="7pt"/>
    </style:style>
    <style:style style:name="P209" style:parent-style-name="ListParagraph" style:list-style-name="WWNum3" style:family="paragraph">
      <style:paragraph-properties fo:widows="0" fo:orphans="0" fo:line-height="115%"/>
      <style:text-properties fo:font-size="7pt" style:font-size-asian="7pt" style:font-size-complex="7pt"/>
    </style:style>
    <style:style style:name="P210" style:parent-style-name="ListParagraph" style:list-style-name="WWNum3" style:family="paragraph">
      <style:paragraph-properties fo:widows="0" fo:orphans="0" fo:line-height="115%"/>
      <style:text-properties fo:font-size="7pt" style:font-size-asian="7pt" style:font-size-complex="7pt"/>
    </style:style>
    <style:style style:name="P211" style:parent-style-name="ListParagraph" style:list-style-name="WWNum3" style:family="paragraph">
      <style:paragraph-properties fo:widows="0" fo:orphans="0" fo:line-height="115%"/>
      <style:text-properties fo:font-size="7pt" style:font-size-asian="7pt" style:font-size-complex="7pt"/>
    </style:style>
    <style:style style:name="P21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9" style:parent-style-name="Standard" style:family="paragraph">
      <style:text-properties fo:font-size="9pt" style:font-size-asian="9pt" style:font-size-complex="9pt"/>
    </style:style>
    <style:style style:name="TableColumn251" style:family="table-column">
      <style:table-column-properties style:column-width="0.5277in" style:use-optimal-column-width="false"/>
    </style:style>
    <style:style style:name="TableColumn252" style:family="table-column">
      <style:table-column-properties style:column-width="0.4097in" style:use-optimal-column-width="false"/>
    </style:style>
    <style:style style:name="TableColumn253" style:family="table-column">
      <style:table-column-properties style:column-width="0.4076in" style:use-optimal-column-width="false"/>
    </style:style>
    <style:style style:name="TableColumn254" style:family="table-column">
      <style:table-column-properties style:column-width="0.402in" style:use-optimal-column-width="false"/>
    </style:style>
    <style:style style:name="TableColumn255" style:family="table-column">
      <style:table-column-properties style:column-width="0.3631in" style:use-optimal-column-width="false"/>
    </style:style>
    <style:style style:name="TableColumn256" style:family="table-column">
      <style:table-column-properties style:column-width="0.4284in" style:use-optimal-column-width="false"/>
    </style:style>
    <style:style style:name="TableColumn257" style:family="table-column">
      <style:table-column-properties style:column-width="0.4854in" style:use-optimal-column-width="false"/>
    </style:style>
    <style:style style:name="TableColumn258" style:family="table-column">
      <style:table-column-properties style:column-width="0.3055in" style:use-optimal-column-width="false"/>
    </style:style>
    <style:style style:name="TableColumn259" style:family="table-column">
      <style:table-column-properties style:column-width="0.425in" style:use-optimal-column-width="false"/>
    </style:style>
    <style:style style:name="TableColumn260" style:family="table-column">
      <style:table-column-properties style:column-width="0.468in" style:use-optimal-column-width="false"/>
    </style:style>
    <style:style style:name="TableColumn261" style:family="table-column">
      <style:table-column-properties style:column-width="1.2763in" style:use-optimal-column-width="false"/>
    </style:style>
    <style:style style:name="Table250" style:family="table">
      <style:table-properties style:width="5.4993in" fo:margin-left="-0.0027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/>
      <style:text-properties fo:font-weight="bold" style:font-weight-asian="bold" fo:font-size="7pt" style:font-size-asian="7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/>
      <style:text-properties fo:font-size="7pt" style:font-size-asian="7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0" fo:orphans="0" fo:text-align="center"/>
      <style:text-properties fo:font-size="7pt" style:font-size-asian="7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/>
      <style:text-properties fo:font-size="7pt" style:font-size-asian="7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0" fo:orphans="0"/>
      <style:text-properties fo:font-size="7pt" style:font-size-asian="7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0" fo:orphans="0"/>
      <style:text-properties fo:font-size="7pt" style:font-size-asian="7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/>
      <style:text-properties fo:font-size="7pt" style:font-size-asian="7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widows="0" fo:orphans="0"/>
      <style:text-properties fo:font-size="7pt" style:font-size-asian="7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/>
      <style:text-properties fo:font-size="7pt" style:font-size-asian="7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widows="0" fo:orphans="0"/>
      <style:text-properties fo:font-size="7pt" style:font-size-asian="7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widows="0" fo:orphans="0"/>
      <style:text-properties fo:font-size="7pt" style:font-size-asian="7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ListParagraph" style:list-style-name="WWNum9" style:family="paragraph">
      <style:paragraph-properties fo:widows="0" fo:orphans="0" fo:line-height="107%"/>
      <style:text-properties fo:font-size="7pt" style:font-size-asian="7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/>
      <style:text-properties fo:font-size="7pt" style:font-size-asian="7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text-align="center"/>
      <style:text-properties fo:font-size="7pt" style:font-size-asian="7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/>
      <style:text-properties fo:font-size="7pt" style:font-size-asian="7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widows="0" fo:orphans="0"/>
      <style:text-properties fo:font-size="7pt" style:font-size-asian="7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/>
      <style:text-properties fo:font-size="7pt" style:font-size-asian="7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0" fo:orphans="0"/>
      <style:text-properties fo:font-size="7pt" style:font-size-asian="7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widows="0" fo:orphans="0"/>
      <style:text-properties fo:font-size="7pt" style:font-size-asian="7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widows="0" fo:orphans="0"/>
      <style:text-properties fo:font-size="7pt" style:font-size-asian="7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widows="0" fo:orphans="0"/>
      <style:text-properties fo:font-size="7pt" style:font-size-asian="7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/>
      <style:text-properties fo:font-size="7pt" style:font-size-asian="7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ListParagraph" style:list-style-name="WWNum9" style:family="paragraph">
      <style:paragraph-properties fo:widows="0" fo:orphans="0" fo:line-height="107%"/>
      <style:text-properties fo:font-size="7pt" style:font-size-asian="7pt"/>
    </style:style>
    <style:style style:name="P331" style:parent-style-name="ListParagraph" style:list-style-name="WWNum9" style:family="paragraph">
      <style:paragraph-properties fo:widows="0" fo:orphans="0" fo:line-height="107%"/>
      <style:text-properties fo:font-size="7pt" style:font-size-asian="7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widows="0" fo:orphans="0"/>
      <style:text-properties fo:font-size="7pt" style:font-size-asian="7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widows="0" fo:orphans="0" fo:text-align="center"/>
      <style:text-properties fo:font-size="7pt" style:font-size-asian="7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widows="0" fo:orphans="0"/>
      <style:text-properties fo:font-size="7pt" style:font-size-asian="7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widows="0" fo:orphans="0"/>
      <style:text-properties fo:font-size="7pt" style:font-size-asian="7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widows="0" fo:orphans="0"/>
      <style:text-properties fo:font-size="7pt" style:font-size-asian="7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0" fo:orphans="0"/>
      <style:text-properties fo:font-size="7pt" style:font-size-asian="7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/>
      <style:text-properties fo:font-size="7pt" style:font-size-asian="7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/>
      <style:text-properties fo:font-size="7pt" style:font-size-asian="7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/>
      <style:text-properties fo:font-size="7pt" style:font-size-asian="7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/>
      <style:text-properties fo:font-size="7pt" style:font-size-asian="7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ListParagraph" style:list-style-name="WWNum9" style:family="paragraph">
      <style:paragraph-properties fo:widows="0" fo:orphans="0" fo:line-height="107%"/>
      <style:text-properties fo:font-size="7pt" style:font-size-asian="7pt"/>
    </style:style>
    <style:style style:name="P355" style:parent-style-name="ListParagraph" style:list-style-name="WWNum9" style:family="paragraph">
      <style:paragraph-properties fo:widows="0" fo:orphans="0" fo:line-height="107%"/>
      <style:text-properties fo:font-size="7pt" style:font-size-asian="7pt"/>
    </style:style>
    <style:style style:name="P356" style:parent-style-name="ListParagraph" style:list-style-name="WWNum9" style:family="paragraph">
      <style:paragraph-properties fo:widows="0" fo:orphans="0" fo:line-height="107%"/>
      <style:text-properties fo:font-size="7pt" style:font-size-asian="7pt"/>
    </style:style>
    <style:style style:name="P357" style:parent-style-name="Standard" style:family="paragraph">
      <style:text-properties fo:font-size="9pt" style:font-size-asian="9pt" style:font-size-complex="9pt"/>
    </style:style>
    <style:style style:name="P35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ensity Control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Bulwark</text:p>
          </table:table-cell>
          <table:table-cell table:style-name="TableCell26">
            <text:p text:style-name="P27">MS3</text:p>
          </table:table-cell>
          <table:table-cell table:style-name="TableCell28">
            <text:p text:style-name="P29">ST4</text:p>
          </table:table-cell>
          <table:table-cell table:style-name="TableCell30">
            <text:p text:style-name="P31">MS1</text:p>
          </table:table-cell>
          <table:table-cell table:style-name="TableCell32">
            <text:p text:style-name="P33">RS1</text:p>
          </table:table-cell>
          <table:table-cell table:style-name="TableCell34">
            <text:p text:style-name="P35">PT1</text:p>
          </table:table-cell>
        </table:table-row>
        <table:table-row table:style-name="TableRow36">
          <table:table-cell table:style-name="TableCell37">
            <text:p text:style-name="P38">Hammer</text:p>
          </table:table-cell>
          <table:table-cell table:style-name="TableCell39">
            <text:p text:style-name="P40">MP4</text:p>
          </table:table-cell>
          <table:table-cell table:style-name="TableCell41">
            <text:p text:style-name="P42">PT2</text:p>
          </table:table-cell>
          <table:table-cell table:style-name="TableCell43">
            <text:p text:style-name="P44">PS2</text:p>
          </table:table-cell>
          <table:table-cell table:style-name="TableCell45">
            <text:p text:style-name="P46">RT0</text:p>
          </table:table-cell>
          <table:table-cell table:style-name="TableCell47">
            <text:p text:style-name="P48">PT2</text:p>
          </table:table-cell>
        </table:table-row>
      </table:table>
      <text:p text:style-name="P49"/>
      <text:p text:style-name="P50">Special Mechanics</text:p>
      <text:p text:style-name="P51">Powers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Name</text:p>
          </table:table-cell>
          <table:table-cell table:style-name="TableCell60">
            <text:p text:style-name="P61">Meta</text:p>
          </table:table-cell>
          <table:table-cell table:style-name="TableCell62">
            <text:p text:style-name="P63">Effects</text:p>
          </table:table-cell>
          <table:table-cell table:style-name="TableCell64">
            <text:p text:style-name="P65">Enhancements</text:p>
          </table:table-cell>
        </table:table-row>
        <table:table-row table:style-name="TableRow66">
          <table:table-cell table:style-name="TableCell67">
            <text:p text:style-name="P68">Armor Disruption</text:p>
          </table:table-cell>
          <table:table-cell table:style-name="TableCell69">
            <text:p text:style-name="P70">Type: Ranged Attack</text:p>
            <text:p text:style-name="P71">Activation: Attack</text:p>
            <text:p text:style-name="P72">Targets: 1</text:p>
            <text:p text:style-name="P73">Range: 3/</text:p>
            <text:p text:style-name="P74">Burn: 4/M</text:p>
            <text:p text:style-name="P75">Cost: 20</text:p>
          </table:table-cell>
          <table:table-cell table:style-name="TableCell76">
            <text:list text:style-name="WWNum3" text:continue-numbering="true">
              <text:list-item>
                <text:p text:style-name="P77">Dissolve (1d6) (Physical, Energy)</text:p>
              </text:list-item>
              <text:list-item>
                <text:p text:style-name="P78">Costs 4 Burn to fire, effects last as long as an energy is maintained</text:p>
              </text:list-item>
            </text:list>
          </table:table-cell>
          <table:table-cell table:style-name="TableCell79">
            <text:list text:style-name="WWNum3" text:continue-numbering="true">
              <text:list-item>
                <text:p text:style-name="P80">Accuracy +2 / x2 / +0B / 10P</text:p>
              </text:list-item>
            </text:list>
            <text:list text:style-name="WWNum1" text:continue-numbering="true">
              <text:list-item>
                <text:p text:style-name="P81">Dissolve Step / x3 / -- / 10P</text:p>
              </text:list-item>
              <text:list-item>
                <text:p text:style-name="P82">Mental – Also dissolves Psychic armor / x1 / -- / 10P</text:p>
              </text:list-item>
              <text:list-item>
                <text:p text:style-name="P83">Stacking – The power can now stack multiple dice of dissolve, but each die requires an energy to maintain / x1 / -- / 10P</text:p>
              </text:list-item>
            </text:list>
          </table:table-cell>
        </table:table-row>
        <table:table-row table:style-name="TableRow84">
          <table:table-cell table:style-name="TableCell85">
            <text:p text:style-name="P86">Bodyguard Stance</text:p>
          </table:table-cell>
          <table:table-cell table:style-name="TableCell87">
            <text:p text:style-name="P88">Type: Trait</text:p>
            <text:p text:style-name="P89">Cost: 10</text:p>
          </table:table-cell>
          <table:table-cell table:style-name="TableCell90">
            <text:list text:style-name="WWNum3" text:continue-numbering="true">
              <text:list-item>
                <text:p text:style-name="P91">Defense (-1)</text:p>
              </text:list-item>
              <text:list-item>
                <text:p text:style-name="P92">Defense (+2) for adjacent allies</text:p>
              </text:list-item>
            </text:list>
          </table:table-cell>
          <table:table-cell table:style-name="TableCell93">
            <text:list text:style-name="WWNum2" text:continue-numbering="true">
              <text:list-item>
                <text:p text:style-name="P94">None</text:p>
              </text:list-item>
            </text:list>
          </table:table-cell>
        </table:table-row>
        <table:table-row table:style-name="TableRow95">
          <table:table-cell table:style-name="TableCell96">
            <text:p text:style-name="P97">Bonus Block</text:p>
          </table:table-cell>
          <table:table-cell table:style-name="TableCell98">
            <text:p text:style-name="P99">Type: Trait</text:p>
            <text:p text:style-name="P100">Cost: 10</text:p>
          </table:table-cell>
          <table:table-cell table:style-name="TableCell101">
            <text:list text:style-name="WWNum2" text:continue-numbering="true">
              <text:list-item>
                <text:p text:style-name="P102">Bonus Block (1)</text:p>
              </text:list-item>
            </text:list>
          </table:table-cell>
          <table:table-cell table:style-name="TableCell103">
            <text:list text:style-name="WWNum2" text:continue-numbering="true">
              <text:list-item>
                <text:p text:style-name="P104">Blocks +1 / x2 / -- / 10P</text:p>
              </text:list-item>
            </text:list>
          </table:table-cell>
        </table:table-row>
        <table:table-row table:style-name="TableRow105">
          <table:table-cell table:style-name="TableCell106">
            <text:p text:style-name="P107">Buoyant Flight</text:p>
          </table:table-cell>
          <table:table-cell table:style-name="TableCell108">
            <text:p text:style-name="P109">Type: Movement</text:p>
            <text:p text:style-name="P110">Activation: Movement</text:p>
            <text:p text:style-name="P111">Burn: 1</text:p>
            <text:p text:style-name="P112">Cost: 20</text:p>
          </table:table-cell>
          <table:table-cell table:style-name="TableCell113">
            <text:list text:style-name="WWNum2" text:continue-numbering="true">
              <text:list-item>
                <text:p text:style-name="P114">Fly (8)</text:p>
              </text:list-item>
              <text:list-item>
                <text:p text:style-name="P115">Overland (4)</text:p>
              </text:list-item>
              <text:list-item>
                <text:p text:style-name="P116">Defense (2)</text:p>
              </text:list-item>
              <text:list-item>
                <text:p text:style-name="P117">Locks Out (Density Increasing Powers)</text:p>
              </text:list-item>
            </text:list>
          </table:table-cell>
          <table:table-cell table:style-name="TableCell118">
            <text:list text:style-name="WWNum1" text:continue-numbering="true">
              <text:list-item>
                <text:p text:style-name="P119">Defense +1 / x2 / +1B / 10P</text:p>
              </text:list-item>
            </text:list>
            <text:list text:style-name="WWNum2" text:continue-numbering="true">
              <text:list-item>
                <text:p text:style-name="P120">Move / x3 / -- / 10P</text:p>
              </text:list-item>
            </text:list>
          </table:table-cell>
        </table:table-row>
        <table:table-row table:style-name="TableRow121">
          <table:table-cell table:style-name="TableCell122">
            <text:p text:style-name="P123">Desolid</text:p>
          </table:table-cell>
          <table:table-cell table:style-name="TableCell124">
            <text:p text:style-name="P125">Type: Buff</text:p>
            <text:p text:style-name="P126">Activation: Toggle</text:p>
            <text:p text:style-name="P127">Burn: M</text:p>
            <text:p text:style-name="P128">Cost: 30</text:p>
          </table:table-cell>
          <table:table-cell table:style-name="TableCell129">
            <text:list text:style-name="WWNum2" text:continue-numbering="true">
              <text:list-item>
                <text:p text:style-name="P130">Intangible</text:p>
              </text:list-item>
              <text:list-item>
                <text:p text:style-name="P131">Locks Out (Density Increasing Powers)</text:p>
              </text:list-item>
            </text:list>
          </table:table-cell>
          <table:table-cell table:style-name="TableCell132">
            <text:list text:style-name="WWNum2" text:continue-numbering="true">
              <text:list-item>
                <text:p text:style-name="P133">None</text:p>
              </text:list-item>
            </text:list>
          </table:table-cell>
        </table:table-row>
        <table:table-row table:style-name="TableRow134">
          <table:table-cell table:style-name="TableCell135">
            <text:p text:style-name="P136">Diamond Fist</text:p>
          </table:table-cell>
          <table:table-cell table:style-name="TableCell137">
            <text:p text:style-name="P138">Type: Melee Adder</text:p>
            <text:p text:style-name="P139">Burn: 2</text:p>
            <text:p text:style-name="P140">Cost: 20</text:p>
          </table:table-cell>
          <table:table-cell table:style-name="TableCell141">
            <text:list text:style-name="WWNum2" text:continue-numbering="true">
              <text:list-item>
                <text:p text:style-name="P142">Damage (2)</text:p>
              </text:list-item>
              <text:list-item>
                <text:p text:style-name="P143">Pierce (3)</text:p>
              </text:list-item>
              <text:list-item>
                <text:p text:style-name="P144">Knock (1)</text:p>
              </text:list-item>
            </text:list>
          </table:table-cell>
          <table:table-cell table:style-name="TableCell145">
            <text:list text:style-name="WWNum2" text:continue-numbering="true">
              <text:list-item>
                <text:p text:style-name="P146">None</text:p>
              </text:list-item>
            </text:list>
          </table:table-cell>
        </table:table-row>
        <table:table-row table:style-name="TableRow147">
          <table:table-cell table:style-name="TableCell148">
            <text:p text:style-name="P149">Graviton</text:p>
          </table:table-cell>
          <table:table-cell table:style-name="TableCell150">
            <text:p text:style-name="P151">Type: Aura</text:p>
            <text:p text:style-name="P152">Activation: Toggle</text:p>
            <text:p text:style-name="P153">Targets: Area</text:p>
            <text:p text:style-name="P154">Range: 0</text:p>
            <text:p text:style-name="P155">Burn: 2</text:p>
            <text:p text:style-name="P156">Cost: 20</text:p>
          </table:table-cell>
          <table:table-cell table:style-name="TableCell157">
            <text:list text:style-name="WWNum1" text:continue-numbering="true">
              <text:list-item>
                <text:p text:style-name="P158">Radius (3)</text:p>
              </text:list-item>
              <text:list-item>
                <text:p text:style-name="P159">Missile Attacks that pass through the area get Accuracy (-2)</text:p>
              </text:list-item>
              <text:list-item>
                <text:p text:style-name="P160">Snare (2d4-2)</text:p>
              </text:list-item>
            </text:list>
            <text:list text:style-name="WWNum2" text:continue-numbering="true">
              <text:list-item>
                <text:p text:style-name="P161">You have the option of pulling all characters and loose objects in the area toward you 1 hex</text:p>
              </text:list-item>
            </text:list>
          </table:table-cell>
          <table:table-cell table:style-name="TableCell162">
            <text:list text:style-name="WWNum1" text:continue-numbering="true">
              <text:list-item>
                <text:p text:style-name="P163">Radius +1 / x2 / +1B / 10P</text:p>
              </text:list-item>
              <text:list-item>
                <text:p text:style-name="P164"><text:span text:style-name="T165">Singularity – You can choose to pull any physical missiles that pass through the area to you, hitting you instead of their intended target / x1 / 0B / 10P</text:span></text:p>
              </text:list-item>
            </text:list>
            <text:list text:style-name="WWNum2" text:continue-numbering="true">
              <text:list-item>
                <text:p text:style-name="P166">Snare Step / x1 / +1B / 10P</text:p>
              </text:list-item>
            </text:list>
          </table:table-cell>
        </table:table-row>
        <table:table-row table:style-name="TableRow167">
          <table:table-cell table:style-name="TableCell168">
            <text:p text:style-name="P169">Increase Density</text:p>
          </table:table-cell>
          <table:table-cell table:style-name="TableCell170">
            <text:p text:style-name="P171">Type: Buff</text:p>
            <text:p text:style-name="P172">Activation: Toggle</text:p>
            <text:p text:style-name="P173">Targets: Self</text:p>
            <text:p text:style-name="P174">Burn: M+</text:p>
            <text:p text:style-name="P175">Cost: 30</text:p>
          </table:table-cell>
          <table:table-cell table:style-name="TableCell176">
            <text:list text:style-name="WWNum2" text:continue-numbering="true">
              <text:list-item>
                <text:p text:style-name="P177">Density Increase (1)</text:p>
              </text:list-item>
            </text:list>
          </table:table-cell>
          <table:table-cell table:style-name="TableCell178">
            <text:list text:style-name="LFO9" text:continue-numbering="true">
              <text:list-item>
                <text:p text:style-name="P179">Burn -1 / x3 / -- / 10P</text:p>
              </text:list-item>
            </text:list>
            <text:list text:style-name="WWNum2" text:continue-numbering="true">
              <text:list-item>
                <text:p text:style-name="P180">Level +1 / x2 / -- / 20P</text:p>
              </text:list-item>
            </text:list>
          </table:table-cell>
        </table:table-row>
        <table:table-row table:style-name="TableRow181">
          <table:table-cell table:style-name="TableCell182">
            <text:p text:style-name="P183">Lift</text:p>
          </table:table-cell>
          <table:table-cell table:style-name="TableCell184">
            <text:p text:style-name="P185">Type: Trait</text:p>
            <text:p text:style-name="P186">Cost: 10</text:p>
          </table:table-cell>
          <table:table-cell table:style-name="TableCell187">
            <text:list text:style-name="WWNum2" text:continue-numbering="true">
              <text:list-item>
                <text:p text:style-name="P188">You can lift 2x your Muscle Lift Capacity</text:p>
              </text:list-item>
            </text:list>
          </table:table-cell>
          <table:table-cell table:style-name="TableCell189">
            <text:list text:style-name="WWNum1" text:continue-numbering="true">
              <text:list-item>
                <text:p text:style-name="P190">Lift Mult / x3 / +0B / 10P</text:p>
              </text:list-item>
            </text:list>
          </table:table-cell>
        </table:table-row>
        <table:table-row table:style-name="TableRow191">
          <table:table-cell table:style-name="TableCell192">
            <text:p text:style-name="P193">Phasing Attack</text:p>
          </table:table-cell>
          <table:table-cell table:style-name="TableCell194">
            <text:p text:style-name="P195">Type: Touch Attack</text:p>
            <text:p text:style-name="P196">Activation: Attack</text:p>
            <text:p text:style-name="P197">Targets: 1</text:p>
            <text:p text:style-name="P198">Range: 0</text:p>
            <text:p text:style-name="P199">Burn: 6</text:p>
            <text:p text:style-name="P200">Cost: 20</text:p>
          </table:table-cell>
          <table:table-cell table:style-name="TableCell201">
            <text:list text:style-name="WWNum2" text:continue-numbering="true">
              <text:list-item>
                <text:p text:style-name="P202">Damage (2d12) (Penetrating, Smash)</text:p>
              </text:list-item>
              <text:list-item>
                <text:p text:style-name="P203">Knock (3)</text:p>
              </text:list-item>
              <text:list-item>
                <text:p text:style-name="P204">Extra Knock (1)</text:p>
              </text:list-item>
              <text:list-item>
                <text:p text:style-name="P205">You take ½ damage</text:p>
              </text:list-item>
            </text:list>
          </table:table-cell>
          <table:table-cell table:style-name="TableCell206">
            <text:list text:style-name="WWNum3" text:continue-numbering="true">
              <text:list-item>
                <text:p text:style-name="P207">Accuracy +2 / x2 / +0B / 10P</text:p>
              </text:list-item>
              <text:list-item>
                <text:p text:style-name="P208">Burn -1 / x3 / -- / 10P</text:p>
              </text:list-item>
              <text:list-item>
                <text:p text:style-name="P209">Dissolve (1) / x3 / -- / 10P</text:p>
              </text:list-item>
              <text:list-item>
                <text:p text:style-name="P210">Dmg / x2 / +1B / 20P</text:p>
              </text:list-item>
              <text:list-item>
                <text:p text:style-name="P211">Dmg / x2 / -2A / 20P</text:p>
              </text:list-item>
              <text:list-item>
                <text:p text:style-name="P212">Knock (1) / x3 / -- / 10P</text:p>
              </text:list-item>
            </text:list>
          </table:table-cell>
        </table:table-row>
        <table:table-row table:style-name="TableRow213">
          <table:table-cell table:style-name="TableCell214">
            <text:p text:style-name="P215">Sacrificial Move</text:p>
          </table:table-cell>
          <table:table-cell table:style-name="TableCell216">
            <text:p text:style-name="P217">Type: Trait</text:p>
            <text:p text:style-name="P218">Activation: Reaction</text:p>
            <text:p text:style-name="P219">Burn: E</text:p>
            <text:p text:style-name="P220">Cost: 20</text:p>
          </table:table-cell>
          <table:table-cell table:style-name="TableCell221">
            <text:list text:style-name="WWNum2" text:continue-numbering="true">
              <text:list-item>
                <text:p text:style-name="P222">If you are within a ½ move of an enemy attack on an ally, you can choose to burn an energy and interpose yourself and get hit instead of the ally</text:p>
              </text:list-item>
            </text:list>
          </table:table-cell>
          <table:table-cell table:style-name="TableCell223">
            <text:list text:style-name="WWNum2" text:continue-numbering="true">
              <text:list-item>
                <text:p text:style-name="P224">None</text:p>
              </text:list-item>
            </text:list>
          </table:table-cell>
        </table:table-row>
        <table:table-row table:style-name="TableRow225">
          <table:table-cell table:style-name="TableCell226">
            <text:p text:style-name="P227">Steely</text:p>
          </table:table-cell>
          <table:table-cell table:style-name="TableCell228">
            <text:p text:style-name="P229">Type: Trait</text:p>
            <text:soft-page-break/>
            <text:p text:style-name="P230">Activation: Reaction</text:p>
            <text:p text:style-name="P231">Burn: E</text:p>
            <text:p text:style-name="P232">Cost: 20</text:p>
          </table:table-cell>
          <table:table-cell table:style-name="TableCell233">
            <text:list text:style-name="WWNum2" text:continue-numbering="true">
              <text:list-item>
                <text:p text:style-name="P234">When you are hit, you can burn an energy<text:s/><text:soft-page-break/>and gain Armor (1d2 / 1d2 / 0) for the remainder of the fight</text:p>
              </text:list-item>
            </text:list>
          </table:table-cell>
          <table:table-cell table:style-name="TableCell235">
            <text:list text:style-name="WWNum2" text:continue-numbering="true">
              <text:list-item>
                <text:p text:style-name="P236">Die Step / x2 / +1B / 20P</text:p>
              </text:list-item>
            </text:list>
          </table:table-cell>
        </table:table-row>
        <table:table-row table:style-name="TableRow237">
          <table:table-cell table:style-name="TableCell238">
            <text:p text:style-name="P239">Strong Jaw</text:p>
          </table:table-cell>
          <table:table-cell table:style-name="TableCell240">
            <text:p text:style-name="P241">Type: Trait</text:p>
            <text:p text:style-name="P242">Activation: Reaction</text:p>
            <text:p text:style-name="P243">Burn: E</text:p>
            <text:p text:style-name="P244">Cost: 20</text:p>
          </table:table-cell>
          <table:table-cell table:style-name="TableCell245">
            <text:list text:style-name="WWNum2" text:continue-numbering="true">
              <text:list-item>
                <text:p text:style-name="P246">Once per combat, when hit by an attack (but before damage is rolled), you can spend one energy to ignore the effects of that attack</text:p>
              </text:list-item>
            </text:list>
          </table:table-cell>
          <table:table-cell table:style-name="TableCell247">
            <text:list text:style-name="WWNum2" text:continue-numbering="true">
              <text:list-item>
                <text:p text:style-name="P248">None</text:p>
              </text:list-item>
            </text:list>
          </table:table-cell>
        </table:table-row>
      </table:table>
      <text:p text:style-name="Standard"/>
      <text:p text:style-name="P249">Increase Density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Density</text:p>
          </table:table-cell>
          <table:table-cell table:style-name="TableCell265">
            <text:p text:style-name="P266">Burn</text:p>
          </table:table-cell>
          <table:table-cell table:style-name="TableCell267">
            <text:p text:style-name="P268">Mass</text:p>
          </table:table-cell>
          <table:table-cell table:style-name="TableCell269">
            <text:p text:style-name="P270">Saves</text:p>
          </table:table-cell>
          <table:table-cell table:style-name="TableCell271">
            <text:p text:style-name="P272">Hits</text:p>
          </table:table-cell>
          <table:table-cell table:style-name="TableCell273">
            <text:p text:style-name="P274">MUS Dmg</text:p>
          </table:table-cell>
          <table:table-cell table:style-name="TableCell275">
            <text:p text:style-name="P276">Armor</text:p>
          </table:table-cell>
          <table:table-cell table:style-name="TableCell277">
            <text:p text:style-name="P278">Ini</text:p>
          </table:table-cell>
          <table:table-cell table:style-name="TableCell279">
            <text:p text:style-name="P280">Move</text:p>
          </table:table-cell>
          <table:table-cell table:style-name="TableCell281">
            <text:p text:style-name="P282">Dodge</text:p>
          </table:table-cell>
          <table:table-cell table:style-name="TableCell283">
            <text:p text:style-name="P284">Notes</text:p>
          </table:table-cell>
        </table:table-row>
        <table:table-row table:style-name="TableRow285">
          <table:table-cell table:style-name="TableCell286">
            <text:p text:style-name="P287">Level 1</text:p>
          </table:table-cell>
          <table:table-cell table:style-name="TableCell288">
            <text:p text:style-name="P289">1</text:p>
          </table:table-cell>
          <table:table-cell table:style-name="TableCell290">
            <text:p text:style-name="P291">x 4</text:p>
          </table:table-cell>
          <table:table-cell table:style-name="TableCell292">
            <text:p text:style-name="P293">+4</text:p>
          </table:table-cell>
          <table:table-cell table:style-name="TableCell294">
            <text:p text:style-name="P295">+6</text:p>
          </table:table-cell>
          <table:table-cell table:style-name="TableCell296">
            <text:p text:style-name="P297">+1d6</text:p>
          </table:table-cell>
          <table:table-cell table:style-name="TableCell298">
            <text:p text:style-name="P299">6/4/0</text:p>
          </table:table-cell>
          <table:table-cell table:style-name="TableCell300">
            <text:p text:style-name="P301">-2</text:p>
          </table:table-cell>
          <table:table-cell table:style-name="TableCell302">
            <text:p text:style-name="P303">-2”</text:p>
          </table:table-cell>
          <table:table-cell table:style-name="TableCell304">
            <text:p text:style-name="P305">-2</text:p>
          </table:table-cell>
          <table:table-cell table:style-name="TableCell306">
            <text:list text:style-name="WWNum9">
              <text:list-item>
                <text:p text:style-name="P307">Resist Knockback(1)</text:p>
              </text:list-item>
            </text:list>
          </table:table-cell>
        </table:table-row>
        <table:table-row table:style-name="TableRow308">
          <table:table-cell table:style-name="TableCell309">
            <text:p text:style-name="P310">Level 2</text:p>
          </table:table-cell>
          <table:table-cell table:style-name="TableCell311">
            <text:p text:style-name="P312">2</text:p>
          </table:table-cell>
          <table:table-cell table:style-name="TableCell313">
            <text:p text:style-name="P314">x 6</text:p>
          </table:table-cell>
          <table:table-cell table:style-name="TableCell315">
            <text:p text:style-name="P316">+6</text:p>
          </table:table-cell>
          <table:table-cell table:style-name="TableCell317">
            <text:p text:style-name="P318">+9</text:p>
          </table:table-cell>
          <table:table-cell table:style-name="TableCell319">
            <text:p text:style-name="P320">+1d8</text:p>
          </table:table-cell>
          <table:table-cell table:style-name="TableCell321">
            <text:p text:style-name="P322">8/6/0</text:p>
          </table:table-cell>
          <table:table-cell table:style-name="TableCell323">
            <text:p text:style-name="P324">-3</text:p>
          </table:table-cell>
          <table:table-cell table:style-name="TableCell325">
            <text:p text:style-name="P326">-3”</text:p>
          </table:table-cell>
          <table:table-cell table:style-name="TableCell327">
            <text:p text:style-name="P328">-3</text:p>
          </table:table-cell>
          <table:table-cell table:style-name="TableCell329">
            <text:list text:style-name="WWNum9" text:continue-numbering="true">
              <text:list-item>
                <text:p text:style-name="P330">Resist Knockback(2)</text:p>
              </text:list-item>
              <text:list-item>
                <text:p text:style-name="P331">Resist Stun/Daze(1)</text:p>
              </text:list-item>
            </text:list>
          </table:table-cell>
        </table:table-row>
        <table:table-row table:style-name="TableRow332">
          <table:table-cell table:style-name="TableCell333">
            <text:p text:style-name="P334">Level 3</text:p>
          </table:table-cell>
          <table:table-cell table:style-name="TableCell335">
            <text:p text:style-name="P336">3</text:p>
          </table:table-cell>
          <table:table-cell table:style-name="TableCell337">
            <text:p text:style-name="P338">x 10</text:p>
          </table:table-cell>
          <table:table-cell table:style-name="TableCell339">
            <text:p text:style-name="P340">+8</text:p>
          </table:table-cell>
          <table:table-cell table:style-name="TableCell341">
            <text:p text:style-name="P342">+12</text:p>
          </table:table-cell>
          <table:table-cell table:style-name="TableCell343">
            <text:p text:style-name="P344">+1d10</text:p>
          </table:table-cell>
          <table:table-cell table:style-name="TableCell345">
            <text:p text:style-name="P346">10/8/0</text:p>
          </table:table-cell>
          <table:table-cell table:style-name="TableCell347">
            <text:p text:style-name="P348">-4</text:p>
          </table:table-cell>
          <table:table-cell table:style-name="TableCell349">
            <text:p text:style-name="P350">-4”</text:p>
          </table:table-cell>
          <table:table-cell table:style-name="TableCell351">
            <text:p text:style-name="P352">-4</text:p>
          </table:table-cell>
          <table:table-cell table:style-name="TableCell353">
            <text:list text:style-name="WWNum9" text:continue-numbering="true">
              <text:list-item>
                <text:p text:style-name="P354">Resist Knockback(3)</text:p>
              </text:list-item>
              <text:list-item>
                <text:p text:style-name="P355">Resist Stun/Daze(2)</text:p>
              </text:list-item>
              <text:list-item>
                <text:p text:style-name="P356">Resist Physical (1)</text:p>
              </text:list-item>
            </text:list>
          </table:table-cell>
        </table:table-row>
      </table:table>
      <text:p text:style-name="Standard"/>
      <text:p text:style-name="P357">Saves – Muscle and Toughness increase; Reflex and Skill decrease</text:p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12" style:display-name="WWNum12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9" style:display-name="WWNum9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LVL1" style:family="text">
      <style:text-properties style:font-name="Symbol" fo:font-size="7pt" style:font-size-asian="7pt" style:font-size-complex="7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fo:font-size="8pt" style:font-size-asian="8pt" style:font-size-complex="8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17T19:51:00Z</meta:creation-date>
    <dc:date>2023-10-17T20:23:00Z</dc:date>
    <meta:template xlink:href="Normal.dotm" xlink:type="simple"/>
    <meta:editing-cycles>7</meta:editing-cycles>
    <meta:editing-duration>PT1740S</meta:editing-duration>
    <meta:user-defined meta:name="AppVersion">16.0000</meta:user-defined>
    <meta:document-statistic meta:page-count="2" meta:paragraph-count="6" meta:word-count="478" meta:character-count="3201" meta:row-count="22" meta:non-whitespace-character-count="2729"/>
  </office:meta>
</office:document-meta>
</file>